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e86" officeooo:paragraph-rsid="00008e8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buen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31T20:15:36.314000000</dc:date>
    <meta:editing-duration>PT7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</office:meta>
</office:document-meta>
</file>